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900000187592FA69AB93489AA.png" manifest:media-type="image/png"/>
  <manifest:file-entry manifest:full-path="Pictures/10000201000002CE0000019B4FECDEAD9050755E.png" manifest:media-type="image/png"/>
  <manifest:file-entry manifest:full-path="Pictures/1000020100000368000002BFD3880847302976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746b" officeooo:paragraph-rsid="000d746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quisición de los datos bancarios del cliente</text:p>
      <text:p text:style-name="P1"><draw:frame draw:style-name="fr1" draw:name="Imagen3" text:anchor-type="char" svg:x="13.649cm" svg:y="0.249cm" svg:width="3.99cm" svg:height="2.284cm" draw:z-index="2"><draw:image xlink:href="Pictures/10000201000002CE0000019B4FECDEAD9050755E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2" text:anchor-type="char" svg:x="-0.661cm" svg:y="15.875cm" svg:width="17cm" svg:height="7.613cm" draw:z-index="1"><draw:image xlink:href="Pictures/100002010000036900000187592FA69AB93489AA.png" xlink:type="simple" xlink:show="embed" xlink:actuate="onLoad" loext:mime-type="image/png"/></draw:frame><draw:frame draw:style-name="fr1" draw:name="Imagen1" text:anchor-type="char" svg:x="-0.45cm" svg:y="1.379cm" svg:width="17cm" svg:height="13.704cm" draw:z-index="0"><draw:image xlink:href="Pictures/1000020100000368000002BFD3880847302976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1:45:01.800000000</meta:creation-date>
    <dc:date>2020-06-15T11:47:14.751000000</dc:date>
    <meta:editing-duration>PT2M13S</meta:editing-duration>
    <meta:editing-cycles>1</meta:editing-cycles>
    <meta:document-statistic meta:table-count="0" meta:image-count="3" meta:object-count="0" meta:page-count="1" meta:paragraph-count="1" meta:word-count="7" meta:character-count="46" meta:non-whitespace-character-count="40"/>
    <meta:generator>LibreOffice/6.4.4.2$Windows_X86_64 LibreOffice_project/3d775be2011f3886db32dfd395a6a6d1ca2630ff</meta:generator>
  </office:meta>
</office:document-meta>
</file>